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6pt" fo:language="pt" fo:country="PT" officeooo:rsid="0000be0d" officeooo:paragraph-rsid="001ac76f" style:font-size-asian="6pt" style:font-size-complex="6pt"/>
    </style:style>
    <style:style style:name="P2" style:family="paragraph" style:parent-style-name="Standard">
      <style:text-properties fo:font-size="6pt" fo:language="pt" fo:country="PT" officeooo:rsid="0000be0d" officeooo:paragraph-rsid="001ac76f" style:font-size-asian="6pt" style:font-size-complex="6pt"/>
    </style:style>
    <style:style style:name="P3" style:family="paragraph" style:parent-style-name="Standard">
      <style:paragraph-properties fo:text-align="justify" style:justify-single-word="false"/>
      <style:text-properties fo:font-size="6pt" fo:language="pt" fo:country="PT" officeooo:rsid="000239e4" officeooo:paragraph-rsid="001ac76f" style:font-size-asian="6pt" style:font-size-complex="6pt"/>
    </style:style>
    <style:style style:name="P4" style:family="paragraph" style:parent-style-name="Standard">
      <style:paragraph-properties fo:text-align="justify" style:justify-single-word="false"/>
      <style:text-properties fo:font-size="6pt" fo:language="pt" fo:country="PT" officeooo:rsid="00062f5a" officeooo:paragraph-rsid="001ac76f" style:font-size-asian="6pt" style:font-size-complex="6pt"/>
    </style:style>
    <style:style style:name="P5" style:family="paragraph" style:parent-style-name="Standard">
      <style:paragraph-properties fo:text-align="start" style:justify-single-word="false"/>
      <style:text-properties fo:font-size="6pt" fo:language="pt" fo:country="PT" officeooo:rsid="00062f5a" officeooo:paragraph-rsid="001ac76f" style:font-size-asian="6pt" style:font-size-complex="6pt"/>
    </style:style>
    <style:style style:name="P6" style:family="paragraph" style:parent-style-name="Standard">
      <style:paragraph-properties fo:text-align="justify" style:justify-single-word="false"/>
      <style:text-properties fo:font-size="6pt" fo:language="pt" fo:country="PT" officeooo:rsid="002f72c2" officeooo:paragraph-rsid="001ac76f" style:font-size-asian="6pt" style:font-size-complex="6pt"/>
    </style:style>
    <style:style style:name="P7" style:family="paragraph" style:parent-style-name="Standard">
      <style:text-properties fo:font-size="6pt" fo:language="pt" fo:country="PT" officeooo:rsid="002f72c2" officeooo:paragraph-rsid="001ac76f" style:font-size-asian="6pt" style:font-size-complex="6pt"/>
    </style:style>
    <style:style style:name="P8" style:family="paragraph" style:parent-style-name="Standard">
      <style:paragraph-properties fo:text-align="center" style:justify-single-word="false"/>
      <style:text-properties fo:font-size="6pt" fo:language="pt" fo:country="PT" fo:font-weight="bold" officeooo:rsid="002cc5ff" officeooo:paragraph-rsid="001ac76f" style:font-size-asian="6pt" style:font-weight-asian="bold" style:font-size-complex="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6pt" fo:language="pt" fo:country="PT" fo:font-weight="bold" officeooo:rsid="002941e7" officeooo:paragraph-rsid="001ac76f" style:font-size-asian="6pt" style:font-weight-asian="bold" style:font-size-complex="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6pt" fo:language="pt" fo:country="PT" fo:font-weight="bold" officeooo:rsid="00205825" officeooo:paragraph-rsid="001ac76f" style:font-size-asian="6pt" style:font-weight-asian="bold" style:font-size-complex="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6pt" fo:language="pt" fo:country="PT" fo:font-weight="bold" officeooo:rsid="0036dfec" officeooo:paragraph-rsid="001ac76f" style:font-size-asian="6pt" style:font-weight-asian="bold" style:font-size-complex="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6pt" fo:language="pt" fo:country="PT" fo:font-weight="bold" officeooo:rsid="003d9557" officeooo:paragraph-rsid="001ac76f" style:font-size-asian="6pt" style:font-weight-asian="bold" style:font-size-complex="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6pt" fo:language="pt" fo:country="PT" fo:font-weight="bold" officeooo:rsid="005722d7" officeooo:paragraph-rsid="001ac76f" style:font-size-asian="6pt" style:font-weight-asian="bold" style:font-size-complex="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6pt" fo:language="pt" fo:country="PT" fo:font-weight="bold" officeooo:rsid="00685116" officeooo:paragraph-rsid="001ac76f" style:font-size-asian="6pt" style:font-weight-asian="bold" style:font-size-complex="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6pt" fo:language="pt" fo:country="PT" fo:font-weight="bold" officeooo:rsid="00685116" officeooo:paragraph-rsid="001ac76f" style:font-size-asian="6pt" style:font-weight-asian="bold" style:font-size-complex="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6pt" fo:language="pt" fo:country="PT" fo:font-weight="bold" officeooo:rsid="0069b69b" officeooo:paragraph-rsid="001ac76f" style:font-size-asian="6pt" style:font-weight-asian="bold" style:font-size-complex="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6pt" fo:language="pt" fo:country="PT" fo:font-weight="bold" officeooo:rsid="003124dc" officeooo:paragraph-rsid="001ac76f" style:font-size-asian="6pt" style:font-weight-asian="bold" style:font-size-complex="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6pt" fo:language="pt" fo:country="PT" fo:font-weight="normal" officeooo:rsid="005722d7" officeooo:paragraph-rsid="001ac76f" style:font-size-asian="6pt" style:font-weight-asian="normal" style:font-size-complex="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6pt" fo:language="pt" fo:country="PT" fo:font-weight="normal" officeooo:rsid="0069b69b" officeooo:paragraph-rsid="001ac76f" style:font-size-asian="6pt" style:font-weight-asian="normal" style:font-size-complex="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6pt" fo:language="pt" fo:country="PT" fo:font-weight="normal" officeooo:rsid="001ed1ef" officeooo:paragraph-rsid="001ed1ef" style:font-size-asian="6pt" style:font-weight-asian="normal" style:font-size-complex="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6pt" fo:language="pt" fo:country="PT" fo:font-weight="normal" officeooo:rsid="00214b2f" officeooo:paragraph-rsid="00284ae4" style:font-size-asian="6pt" style:font-weight-asian="normal" style:font-size-complex="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6pt" fo:language="pt" fo:country="PT" fo:font-weight="normal" officeooo:rsid="0030cfcc" officeooo:paragraph-rsid="0030cfcc" style:font-size-asian="6pt" style:font-weight-asian="normal" style:font-size-complex="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6pt" fo:language="pt" fo:country="PT" fo:font-weight="normal" officeooo:rsid="003a08f4" officeooo:paragraph-rsid="003a08f4" style:font-size-asian="6pt" style:font-weight-asian="normal" style:font-size-complex="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6pt" fo:language="pt" fo:country="PT" fo:font-weight="normal" officeooo:rsid="003a08f4" officeooo:paragraph-rsid="003d6029" style:font-size-asian="6pt" style:font-weight-asian="normal" style:font-size-complex="6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6pt" fo:language="pt" fo:country="PT" fo:font-weight="bold" officeooo:rsid="001ed1ef" officeooo:paragraph-rsid="001ed1ef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6pt" fo:language="pt" fo:country="PT" fo:font-weight="bold" officeooo:rsid="00214b2f" officeooo:paragraph-rsid="00214b2f" style:font-size-asian="6pt" style:font-weight-asian="bold" style:font-size-complex="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6pt" fo:language="pt" fo:country="PT" fo:font-weight="bold" officeooo:rsid="0030cfcc" officeooo:paragraph-rsid="0030cfcc" style:font-size-asian="6pt" style:font-weight-asian="bold" style:font-size-complex="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6pt" fo:language="pt" fo:country="PT" fo:font-weight="bold" officeooo:rsid="00319b3a" officeooo:paragraph-rsid="00328d94" style:font-size-asian="6pt" style:font-weight-asian="bold" style:font-size-complex="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6pt" fo:language="pt" fo:country="PT" fo:font-weight="bold" officeooo:rsid="00319b3a" officeooo:paragraph-rsid="00319b3a" style:font-size-asian="6pt" style:font-weight-asian="bold" style:font-size-complex="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6pt" fo:language="pt" fo:country="PT" fo:font-weight="bold" officeooo:rsid="0059199d" officeooo:paragraph-rsid="003795b8" style:font-size-asian="6pt" style:font-weight-asian="bold" style:font-size-complex="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6pt" fo:language="pt" fo:country="PT" fo:font-weight="bold" officeooo:rsid="003a08f4" officeooo:paragraph-rsid="003a08f4" style:font-size-asian="6pt" style:font-weight-asian="bold" style:font-size-complex="6pt" style:font-weight-complex="bold"/>
    </style:style>
    <style:style style:name="T1" style:family="text">
      <style:text-properties officeooo:rsid="00024f3a"/>
    </style:style>
    <style:style style:name="T2" style:family="text">
      <style:text-properties officeooo:rsid="00038480"/>
    </style:style>
    <style:style style:name="T3" style:family="text">
      <style:text-properties officeooo:rsid="001304cc"/>
    </style:style>
    <style:style style:name="T4" style:family="text">
      <style:text-properties officeooo:rsid="0004edb7"/>
    </style:style>
    <style:style style:name="T5" style:family="text">
      <style:text-properties officeooo:rsid="002f72c2"/>
    </style:style>
    <style:style style:name="T6" style:family="text">
      <style:text-properties officeooo:rsid="00349871"/>
    </style:style>
    <style:style style:name="T7" style:family="text">
      <style:text-properties fo:font-weight="bold" officeooo:rsid="0036dfec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9bd4b" style:font-weight-asian="normal" style:font-weight-complex="normal"/>
    </style:style>
    <style:style style:name="T10" style:family="text">
      <style:text-properties fo:font-weight="normal" officeooo:rsid="003c1631" style:font-weight-asian="normal" style:font-weight-complex="normal"/>
    </style:style>
    <style:style style:name="T11" style:family="text">
      <style:text-properties fo:font-weight="normal" officeooo:rsid="003d55d3" style:font-weight-asian="normal" style:font-weight-complex="normal"/>
    </style:style>
    <style:style style:name="T12" style:family="text">
      <style:text-properties fo:font-weight="normal" officeooo:rsid="003b8cc5" style:font-weight-asian="normal" style:font-weight-complex="normal"/>
    </style:style>
    <style:style style:name="T13" style:family="text">
      <style:text-properties fo:font-weight="normal" officeooo:rsid="003c4d29" style:font-weight-asian="normal" style:font-weight-complex="normal"/>
    </style:style>
    <style:style style:name="T14" style:family="text">
      <style:text-properties fo:font-weight="normal" officeooo:rsid="003d9557" style:font-weight-asian="normal" style:font-weight-complex="normal"/>
    </style:style>
    <style:style style:name="T15" style:family="text">
      <style:text-properties fo:font-weight="normal" officeooo:rsid="0059199d" style:font-weight-asian="normal" style:font-weight-complex="normal"/>
    </style:style>
    <style:style style:name="T16" style:family="text">
      <style:text-properties fo:font-weight="normal" officeooo:rsid="003e0729" style:font-weight-asian="normal" style:font-weight-complex="normal"/>
    </style:style>
    <style:style style:name="T17" style:family="text">
      <style:text-properties fo:font-weight="normal" officeooo:rsid="00446d17" style:font-weight-asian="normal" style:font-weight-complex="normal"/>
    </style:style>
    <style:style style:name="T18" style:family="text">
      <style:text-properties fo:font-weight="normal" officeooo:rsid="0052f0d1" style:font-weight-asian="normal" style:font-weight-complex="normal"/>
    </style:style>
    <style:style style:name="T19" style:family="text">
      <style:text-properties fo:font-weight="normal" officeooo:rsid="00533cd1" style:font-weight-asian="normal" style:font-weight-complex="normal"/>
    </style:style>
    <style:style style:name="T20" style:family="text">
      <style:text-properties fo:font-weight="normal" officeooo:rsid="00541a18" style:font-weight-asian="normal" style:font-weight-complex="normal"/>
    </style:style>
    <style:style style:name="T21" style:family="text">
      <style:text-properties fo:font-weight="normal" officeooo:rsid="0055636e" style:font-weight-asian="normal" style:font-weight-complex="normal"/>
    </style:style>
    <style:style style:name="T22" style:family="text">
      <style:text-properties fo:font-weight="normal" officeooo:rsid="0041989e" style:font-weight-asian="normal" style:font-weight-complex="normal"/>
    </style:style>
    <style:style style:name="T23" style:family="text">
      <style:text-properties fo:font-weight="normal" officeooo:rsid="004552b2" style:font-weight-asian="normal" style:font-weight-complex="normal"/>
    </style:style>
    <style:style style:name="T24" style:family="text">
      <style:text-properties fo:font-weight="normal" officeooo:rsid="0041c794" style:font-weight-asian="normal" style:font-weight-complex="normal"/>
    </style:style>
    <style:style style:name="T25" style:family="text">
      <style:text-properties fo:font-weight="normal" officeooo:rsid="0042310a" style:font-weight-asian="normal" style:font-weight-complex="normal"/>
    </style:style>
    <style:style style:name="T26" style:family="text">
      <style:text-properties fo:font-weight="normal" officeooo:rsid="00459867" style:font-weight-asian="normal" style:font-weight-complex="normal"/>
    </style:style>
    <style:style style:name="T27" style:family="text">
      <style:text-properties fo:font-weight="normal" officeooo:rsid="0048588f" style:font-weight-asian="normal" style:font-weight-complex="normal"/>
    </style:style>
    <style:style style:name="T28" style:family="text">
      <style:text-properties fo:font-weight="normal" officeooo:rsid="00471ef6" style:font-weight-asian="normal" style:font-weight-complex="normal"/>
    </style:style>
    <style:style style:name="T29" style:family="text">
      <style:text-properties fo:font-weight="normal" officeooo:rsid="0056c8db" style:font-weight-asian="normal" style:font-weight-complex="normal"/>
    </style:style>
    <style:style style:name="T30" style:family="text">
      <style:text-properties fo:font-weight="normal" officeooo:rsid="0049c82b" style:font-weight-asian="normal" style:font-weight-complex="normal"/>
    </style:style>
    <style:style style:name="T31" style:family="text">
      <style:text-properties fo:font-weight="normal" officeooo:rsid="003ed742" style:font-weight-asian="normal" style:font-weight-complex="normal"/>
    </style:style>
    <style:style style:name="T32" style:family="text">
      <style:text-properties fo:font-weight="normal" officeooo:rsid="004b96c1" style:font-weight-asian="normal" style:font-weight-complex="normal"/>
    </style:style>
    <style:style style:name="T33" style:family="text">
      <style:text-properties fo:font-weight="normal" officeooo:rsid="003f82ad" style:font-weight-asian="normal" style:font-weight-complex="normal"/>
    </style:style>
    <style:style style:name="T34" style:family="text">
      <style:text-properties fo:font-weight="normal" officeooo:rsid="0042f8a6" style:font-weight-asian="normal" style:font-weight-complex="normal"/>
    </style:style>
    <style:style style:name="T35" style:family="text">
      <style:text-properties fo:font-weight="normal" officeooo:rsid="003f8426" style:font-weight-asian="normal" style:font-weight-complex="normal"/>
    </style:style>
    <style:style style:name="T36" style:family="text">
      <style:text-properties fo:font-weight="normal" officeooo:rsid="0045d675" style:font-weight-asian="normal" style:font-weight-complex="normal"/>
    </style:style>
    <style:style style:name="T37" style:family="text">
      <style:text-properties fo:font-weight="normal" officeooo:rsid="00407229" style:font-weight-asian="normal" style:font-weight-complex="normal"/>
    </style:style>
    <style:style style:name="T38" style:family="text">
      <style:text-properties fo:font-weight="normal" officeooo:rsid="004ce7ae" style:font-weight-asian="normal" style:font-weight-complex="normal"/>
    </style:style>
    <style:style style:name="T39" style:family="text">
      <style:text-properties fo:font-weight="normal" officeooo:rsid="004407e7" style:font-weight-asian="normal" style:font-weight-complex="normal"/>
    </style:style>
    <style:style style:name="T40" style:family="text">
      <style:text-properties fo:font-weight="normal" officeooo:rsid="00592d27" style:font-weight-asian="normal" style:font-weight-complex="normal"/>
    </style:style>
    <style:style style:name="T41" style:family="text">
      <style:text-properties fo:font-weight="normal" officeooo:rsid="005ca7d4" style:font-weight-asian="normal" style:font-weight-complex="normal"/>
    </style:style>
    <style:style style:name="T42" style:family="text">
      <style:text-properties fo:font-weight="normal" officeooo:rsid="005f3d70" style:font-weight-asian="normal" style:font-weight-complex="normal"/>
    </style:style>
    <style:style style:name="T43" style:family="text">
      <style:text-properties fo:font-weight="normal" officeooo:rsid="005af74a" style:font-weight-asian="normal" style:font-weight-complex="normal"/>
    </style:style>
    <style:style style:name="T44" style:family="text">
      <style:text-properties fo:font-weight="normal" officeooo:rsid="005be966" style:font-weight-asian="normal" style:font-weight-complex="normal"/>
    </style:style>
    <style:style style:name="T45" style:family="text">
      <style:text-properties fo:font-weight="normal" officeooo:rsid="005b02c5" style:font-weight-asian="normal" style:font-weight-complex="normal"/>
    </style:style>
    <style:style style:name="T46" style:family="text">
      <style:text-properties fo:font-weight="normal" officeooo:rsid="00618108" style:font-weight-asian="normal" style:font-weight-complex="normal"/>
    </style:style>
    <style:style style:name="T47" style:family="text">
      <style:text-properties fo:font-weight="normal" officeooo:rsid="0062e3e9" style:font-weight-asian="normal" style:font-weight-complex="normal"/>
    </style:style>
    <style:style style:name="T48" style:family="text">
      <style:text-properties fo:font-weight="normal" officeooo:rsid="005d5734" style:font-weight-asian="normal" style:font-weight-complex="normal"/>
    </style:style>
    <style:style style:name="T49" style:family="text">
      <style:text-properties fo:font-weight="normal" officeooo:rsid="0063863c" style:font-weight-asian="normal" style:font-weight-complex="normal"/>
    </style:style>
    <style:style style:name="T50" style:family="text">
      <style:text-properties fo:font-weight="normal" officeooo:rsid="00653b3f" style:font-weight-asian="normal" style:font-weight-complex="normal"/>
    </style:style>
    <style:style style:name="T51" style:family="text">
      <style:text-properties fo:font-weight="normal" officeooo:rsid="00688719" style:font-weight-asian="normal" style:font-weight-complex="normal"/>
    </style:style>
    <style:style style:name="T52" style:family="text">
      <style:text-properties fo:font-weight="normal" officeooo:rsid="00325612" style:font-weight-asian="normal" style:font-weight-complex="normal"/>
    </style:style>
    <style:style style:name="T53" style:family="text">
      <style:text-properties fo:font-weight="normal" officeooo:rsid="00328d94" style:font-weight-asian="normal" style:font-weight-complex="normal"/>
    </style:style>
    <style:style style:name="T54" style:family="text">
      <style:text-properties fo:font-weight="normal" officeooo:rsid="0022cd18" style:font-weight-asian="normal" style:font-weight-complex="normal"/>
    </style:style>
    <style:style style:name="T55" style:family="text">
      <style:text-properties fo:font-weight="normal" officeooo:rsid="00336986" style:font-weight-asian="normal" style:font-weight-complex="normal"/>
    </style:style>
    <style:style style:name="T56" style:family="text">
      <style:text-properties fo:font-weight="normal" officeooo:rsid="0034ace6" style:font-weight-asian="normal" style:font-weight-complex="normal"/>
    </style:style>
    <style:style style:name="T57" style:family="text">
      <style:text-properties fo:font-weight="normal" officeooo:rsid="0034c47f" style:font-weight-asian="normal" style:font-weight-complex="normal"/>
    </style:style>
    <style:style style:name="T58" style:family="text">
      <style:text-properties officeooo:rsid="0039bd4b"/>
    </style:style>
    <style:style style:name="T59" style:family="text">
      <style:text-properties officeooo:rsid="00446d17"/>
    </style:style>
    <style:style style:name="T60" style:family="text">
      <style:text-properties officeooo:rsid="00580f5c"/>
    </style:style>
    <style:style style:name="T61" style:family="text">
      <style:text-properties officeooo:rsid="005d5734"/>
    </style:style>
    <style:style style:name="T62" style:family="text">
      <style:text-properties officeooo:rsid="00688719"/>
    </style:style>
    <style:style style:name="T63" style:family="text">
      <style:text-properties officeooo:rsid="00745f13"/>
    </style:style>
    <style:style style:name="T64" style:family="text">
      <style:text-properties officeooo:rsid="006be780"/>
    </style:style>
    <style:style style:name="T65" style:family="text">
      <style:text-properties officeooo:rsid="006f52c1"/>
    </style:style>
    <style:style style:name="T66" style:family="text">
      <style:text-properties officeooo:rsid="004407e7"/>
    </style:style>
    <style:style style:name="T67" style:family="text">
      <style:text-properties officeooo:rsid="001cb8fa"/>
    </style:style>
    <style:style style:name="T68" style:family="text">
      <style:text-properties officeooo:rsid="001fbe77"/>
    </style:style>
    <style:style style:name="T69" style:family="text">
      <style:text-properties officeooo:rsid="0022cd18"/>
    </style:style>
    <style:style style:name="T70" style:family="text">
      <style:text-properties officeooo:rsid="00328d94"/>
    </style:style>
    <style:style style:name="T71" style:family="text">
      <style:text-properties officeooo:rsid="003d6029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8">Casa gourmet </text:p>
        <text:p text:style-name="P1"><text:tab/>Sistema casa gourmet deve fornecer a possíbilidade de seus usuários criarem eventos em um ambiente que facilite a busca de itens essências para a produção do mesmo, além de fornecer uma siplificação de rede social para que o mesmo possa iteragir com parceiros, possívei empregados e convidados, é disponibilizando também uma simplificação de loja virtual e sistema de frete com o intuito de manter toda produção interna ao sistema fazendo comparações com outros eventos afim de garanti lucro máximo a todos.</text:p>
        <text:p text:style-name="P2"/>
        <text:p text:style-name="P9">Evento</text:p>
        <text:p text:style-name="P3"><text:tab/>No sistema de criação de eventos deve haver a persist<text:span text:style-name="T1">ê</text:span>ncia dos dados do evento antes, durante e depois do evendo produzido, uma vez que que tu<text:span text:style-name="T2">d</text:span>o será usado para comparações futuras não só para conhecimento do participante que produz<text:span text:style-name="T3">io</text:span> os dados mas para to<text:span text:style-name="T4">d</text:span>a a comunidade de <text:span text:style-name="T3">promotores</text:span> de eventos. </text:p>
        <text:p text:style-name="P10">criação de evento</text:p>
        <text:p text:style-name="P4"><text:tab/>Ao iníciar a criação de eventos o usuárior deve inserir dados básicos como local do evento, número de convidados, quanto se pretende gastar e quanto se pretende lucrar, se for o caso, a partir disso o sistema deve distribuir os investimentos com base em dados de eventos registrados pela comunidade, para construir um modelo básico, detalhando o uso do investimento e apresentando a formula para atingir a meta de lucro almejada pelo produtor de evento, após a primeira impressão da criação do evento o produtor poderá alterar a configuração do evento, podendo criar imgresso, cardapio, propaganda a ser exibida nas redes sociais cadastradas ou no sistema interno da casa gourmet, tema e promoções para o evento, essas alterações deverão ser sempre atualizadas afim de evitar inconsistência das informação causando-lhe assim imprevistos ou a impossíbilidade de atingir a meta. No sistema de criação de eventos o usuário poderá verificar os eventos próximos para axilia-lo na decisão de impulsionar seu evento, poderá criar uma lista de convidados tendo os participantes impulsionados e os mais bem avaliados para desempenhar funções durante o evento, <text:span text:style-name="T5">sendo eles barmens, garçons, seguranças, agente de linpeza, iluminadores, bombeiro, equipe de som, atrações, promotores, e participantes-estáticos</text:span>, ou se preferis acessar a lista de amigos para contratação, lembrando que o tamanho do evento deverá sugerir o número mínimo de pessoas para execulsão do mesmo. Deve fornecer um canal direto com fornecedores de insumos através de um cheklist, este que será responsável por garantir a<text:span text:style-name="T5">u</text:span>tomação das necessidade de itens, sugerindo <text:span text:style-name="T6">e controlando horários de </text:span>serviços de frete, <text:span text:style-name="T6">limpeza, e prazos sempre selecionando</text:span> apartir de impulsionamento e boa avaliação. Todo evento poderá ser criado em conjunto com outros promotore fornecendo assim mais agilidade e diferentes pontos de vista e por fim será registrado na agenda de todos os envolvidos além de <text:s/>considerado o tempo entre a execulsão e início da exposição das propagandas através de dados da comunidade, uma vez concluido o evento será salvo em uma lista onde aguardara a aprovação do promotor , podendo ser simulado, para execulsão, abandono ou comercialização em loja alertando inconsistência das datas que poderão ser alteradas e atualizadas para os envolvidos se houver necessidade.</text:p>
        <text:p text:style-name="P11">Ingresso</text:p>
        <text:p text:style-name="P5"><text:span text:style-name="T7"><text:tab/></text:span><text:span text:style-name="T9">A persistência dos dados relacionados a ingressos são de grande importância, uma vez que esses inressos poderão ser comercializados, dentro e fora do sistema e sua criação permitiŕa uma grande variedade e exclusividade da sua criaçã</text:span><text:span text:style-name="T10">o, </text:span><text:span text:style-name="T11">podendo ser acumulados em uma lista</text:span><text:span text:style-name="T10">, </text:span><text:span text:style-name="T12">é iportante saber que, para fins de controle de evento</text:span><text:span text:style-name="T10">s</text:span><text:span text:style-name="T12">, o sistema consgidera a criação de eventos com exclusividade em open-bar, e o imgresso possibilita isso uma vez que o mesmo detem disposivos de segurança que impossíbilita fraudes, </text:span><text:span text:style-name="T13">podendo resarcir em casos de cancelamentos de eventos</text:span><text:span text:style-name="T9">.</text:span></text:p>
        <text:p text:style-name="P12"><text:span text:style-name="T58">C</text:span>riação de ingresso</text:p>
        <text:p text:style-name="P4"><text:span text:style-name="T9"><text:tab/></text:span><text:span text:style-name="T12">Ao iníciar a criação de ingresso </text:span><text:span text:style-name="T14">temos a disponibilização de um sistema de edição de imagens simplicicado </text:span><text:span text:style-name="T15">contido no no editor de layout</text:span><text:span text:style-name="T14">, </text:span><text:span text:style-name="T16">podendo cortar, rotacionar, escalonar, alterar cores e inserir fontes e fotos </text:span><text:span text:style-name="T17">em layer</text:span><text:span text:style-name="T14">, </text:span><text:span text:style-name="T18">durante a criação de ingresso o sistema disponibilizará um layoute básico, contudo o usuário poderá alteralo</text:span><text:span text:style-name="T14">, </text:span><text:span text:style-name="T19">neste ambiente </text:span><text:span text:style-name="T20">de edição </text:span><text:span text:style-name="T21">de layout</text:span><text:span text:style-name="T22"> será possível a disposição de caixas de</text:span><text:span text:style-name="T14"> texto, posicionamento de QR, </text:span><text:span text:style-name="T23">data do evento</text:span><text:span text:style-name="T14">, </text:span><text:span text:style-name="T24">ou codigos de barras,</text:span><text:span text:style-name="T14"> </text:span><text:span text:style-name="T25">posicionamento d</text:span><text:span text:style-name="T22">e images, </text:span><text:span text:style-name="T25">apresentação de </text:span><text:span text:style-name="T22">link para contatos </text:span><text:span text:style-name="T24">de todos os participantes </text:span><text:span text:style-name="T22">envolvidos, </text:span><text:span text:style-name="T23">e recusivamente o link de compra do próprio ingresso</text:span><text:span text:style-name="T14">,</text:span><text:span text:style-name="T26"> além de</text:span><text:span text:style-name="T14"> visualização frente e verso </text:span><text:span text:style-name="T25">para impressão, </text:span><text:span text:style-name="T27">tamanho, corte etc. </text:span><text:span text:style-name="T28"><text:s/>todas as instruções de como chegar ao evento, incluindo </text:span><text:span text:style-name="T27">apenas </text:span><text:span text:style-name="T28">no caso de impresão, </text:span><text:span text:style-name="T27">para os cliente que tenham adiquirido o ingresso por intermédio do sistema </text:span><text:span text:style-name="T28"><text:s/>, </text:span><text:span text:style-name="T27">o mesmo poderá ser solicitado no momento da compr</text:span><text:span text:style-name="T29">a</text:span><text:span text:style-name="T27"> a criação de um</text:span><text:span text:style-name="T28"> alertado sobre o in</text:span><text:span text:style-name="T27">í</text:span><text:span text:style-name="T28">cio do evento al</text:span><text:span text:style-name="T30">é</text:span><text:span text:style-name="T28">m de ter o caminho marcado no slão de festas (lobby)</text:span><text:span text:style-name="T25">; E</text:span><text:span text:style-name="T14">sses imgressos criados podem ser oferecidos ao </text:span><text:span text:style-name="T31">p</text:span><text:span text:style-name="T32">ú</text:span><text:span text:style-name="T31">blico-alvo</text:span><text:span text:style-name="T14"> pela loja, por acesso </text:span><text:span text:style-name="T33">a conta</text:span><text:span text:style-name="T14"> d</text:span><text:span text:style-name="T33">os</text:span><text:span text:style-name="T14"> envolvido com o eventos, o</text:span><text:span text:style-name="T34">u</text:span><text:span text:style-name="T14"> por publicações, </text:span><text:span text:style-name="T35">promoções, propagandas, email, </text:span><text:span text:style-name="T36">e redes sociais sendo </text:span><text:span text:style-name="T37">reservando ao cliente informações de crotrato sobre qualquer particularidade, </text:span><text:span text:style-name="T28">custos e enformações do evento,</text:span><text:span text:style-name="T37"> </text:span><text:span text:style-name="T34">como </text:span><text:span text:style-name="T38">por exemplo a </text:span><text:span text:style-name="T34">compra de ingressos para empresas</text:span><text:span text:style-name="T37">, </text:span><text:span text:style-name="T39">por fim todos os ingressos podem ser criados através de cooperativismo, </text:span><text:span text:style-name="T17">persistindo os dados para o participante principal </text:span><text:span text:style-name="T29">e sendo posta para a comercialização somente apó a aprovação do participante principal, esse que poderá também deletar, oferecer a terceiros ou apenas armazenar em sua lista e ingressos para posterioridade</text:span><text:span text:style-name="T17">.</text:span></text:p>
        <text:p text:style-name="P13"><text:span text:style-name="T59">R</text:span>eceita</text:p>
        <text:p text:style-name="P18"><text:tab/>A persistência de dados relacionados com a criação de receitas são de grande importância uma vez que após a criação, poderá ser comercializada <text:span text:style-name="T60">por modalidades de </text:span><text:s/>roialties ou tendo todo os seus direitos de uso transferidos para algum participante do sistema</text:p>
        <text:p text:style-name="P30">Criar receita</text:p>
        <text:p text:style-name="P30"><text:tab/><text:span text:style-name="T8">Para a criação de receitas o sistema diponibilizará um editor de receitas onde será possível a criação de texto para edição de receitas </text:span><text:span text:style-name="T40">formatações e fontes, al</text:span><text:span text:style-name="T41">é</text:span><text:span text:style-name="T40">m da possiblidade de inserir algumas fotos de acordo com o editor de layout, que disponibilizará essas feramentas já padronizadas,</text:span><text:span text:style-name="T42"> permitindo</text:span><text:span text:style-name="T40"> ao usuário a alteração aposteriori </text:span><text:span text:style-name="T43">al</text:span><text:span text:style-name="T44">é</text:span><text:span text:style-name="T43">m de poder inserir link de resdes sociais para exposição vídeo demonstração,</text:span><text:span text:style-name="T45"> tutorial de criação </text:span><text:span text:style-name="T46">ou imagens compartilhadas</text:span><text:span text:style-name="T45">. </text:span><text:span text:style-name="T47">A receita </text:span><text:span text:style-name="T48">fica responsável por a tualizar o checklist dos usuários que seleceionarem-la para algum evento, que para maior número de visualizações, </text:span><text:span text:style-name="T49">o sistema de receitas</text:span><text:span text:style-name="T48">, conta com um sistema de impulsionamento para que o máximo de clientes visualizem a receita, inserindo promoções se necesário </text:span><text:span text:style-name="T50">e </text:span><text:span text:style-name="T48">podendo ser criada cooperativamente ficando a car</text:span><text:span text:style-name="T50">g</text:span><text:span text:style-name="T48">o do participante principal a comercialização, abandono ou exclusão da receita, comercialização para terciros ou apenas amarzenamento.</text:span></text:p>
        <text:p text:style-name="P14"><text:span text:style-name="T61">P</text:span>ropagandas</text:p>
        <text:p text:style-name="P15"><text:tab/><text:span text:style-name="T8">Um sistema de criação de banner virtual, podendo ser impresso para maximização de vizualização do evento </text:span><text:span text:style-name="T51">funciona com um poderoso sistema de edição contando também com um modelo muito difindido de market virtual já a muito tempo impregado por empresas de grande e médio porte.</text:span></text:p>
        <text:p text:style-name="P16"><text:span text:style-name="T62">C</text:span>riação de propaganda</text:p>
        <text:p text:style-name="P19"><text:tab/>Para a disposição do usuário o sistema de criação de propagndas é ofertado com o intuito de publicidade de eventos, contendo um poderoso sistema de criação de layout para a edição de textos e imagens, anexos de redes sociais, além de conter infomações sobre o evento como atrações, participante<text:span text:style-name="T63">s</text:span> dinâmicos, <text:span text:style-name="T67">datas, horarios</text:span> <text:span text:style-name="T63">e</text:span> indereço, possibilita também o direcionamento para a compra dos ingressos para pessoas ou empresas podendo ser impulsionado para almentar o acanse das publicações e com isso adiquirir lucro máximo. Versáti<text:span text:style-name="T64">l</text:span> na criação de eventos o sistema permite o cooperativismo durante a cria<text:span text:style-name="T63">ç</text:span>ão da propaganda ficando a cargo do participante principal de armazenar, excluir, comercializar para terceiros ou aplicar para um dado evento, <text:span text:style-name="T65">sendo possível tabém visualizar e imprimir ao banner sempre sendo apresentado uma configuração padrão para edição a posteriori</text:span>.</text:p>
        <text:p text:style-name="P25">Layout</text:p>
        <text:p text:style-name="P20"><text:tab/>Responsavel por suprir as necessidades de edição de textos, padronizaçãoe e edição de imagens, o layoute tem importante funções sobre os sub-sistemas oferecidos para todos os participantes, cliente e demais. <text:span text:style-name="T68">Com sua simplicidade na criação e pela apresentação de modelos pré-programados acelerando a criação, e com isso ganhando tempo para coisas com uma maior importância.</text:span></text:p>
        <text:p text:style-name="P26">Criação de layOut</text:p>
        <text:p text:style-name="P21"><text:tab/><text:span text:style-name="T69">Permite a edição de imagens, dando-lhe ferramentas como cortar e colar, rotacionar, escalonar, carregar imagens, salvar imagem, selecionar, por área cor ou a mão livre, espelhamento e algumas deformações basicas além filtros e grandientes tudo isso em um sistema de camadas, afim de separar edições para ter maior controle, e não esquecendo de editores de texto com correção automática, inserção de fontes, carregar textos e salvalos, inclusão links tudo isso em meio a um sistema de edição de e padronização de layout onde é possível posicionar os textos criado, e imagens editadas para construir um ingresso, receita, banner entre outras coisas pode ser criado cooperativamente, ficando a cargo, do participante principal, armazenar, excluir, comercializar para terceiros ou aplicar ou aprovar para comécialização, sendo possível tabém visualizar e imprimir</text:span></text:p>
        <text:p text:style-name="P27">Cardapio</text:p>
        <text:p text:style-name="P22"><text:tab/>Sistema de disposição de receitas ofertadas durante um evento, podendo apresentar o preço de seu itens e tambem promoções, fazendo uso do editor de layoute para maior agilidade na construção apresenta de maneira rganizada e atraente aos convidados acesso as receitas, e itens utilizados no preparo</text:p>
        <text:p text:style-name="P29">Criação de cardapio</text:p>
        <text:p text:style-name="P28"><text:tab/><text:span text:style-name="T8">Nesse sistema será possível inserir suas proprias receitas ou <text:s/>buscar receitas em vitrines, tendo maior visibilidade de receitas bem impulsionadas ou com alta aprovação, respeitando sempre o regime de apropriação ou royalties de comercialização de receitas em seu contrato, </text:span><text:span text:style-name="T52">uma vez iniciado a criação de cardapio o participante principal tem acesso ao gerador de comandas que pode</text:span><text:span text:style-name="T55">m</text:span><text:span text:style-name="T52"> ser imprimidas posteriormente, editor de preços e categorias, e o sistema de impulsionamento e compartilhamento em redes sociai</text:span><text:span text:style-name="T55">s</text:span><text:span text:style-name="T52">, </text:span><text:span text:style-name="T56">podendo também compartilhar o cardapio anexando os </text:span><text:span text:style-name="T52"><text:s/>evento ao qual o cardapio compôe, </text:span><text:span text:style-name="T57">esse editor de cardapio </text:span><text:span text:style-name="T54">pode ser criado cooperativamente, ficando a cargo, do participante principal, armazenar, excluir, comercializar para terceiros ou aplicar </text:span><text:span text:style-name="T53">a algum evento.</text:span></text:p>
        <text:p text:style-name="P31"><text:span text:style-name="T70">C</text:span>ontrato</text:p>
        <text:p text:style-name="P23"><text:tab/>Sistema de simplificação e padronização de criação de contratos para itens internos do sistema, facilitando os produtores de evento e garantindo a todos a siguridade de suas criações.</text:p>
        <text:p text:style-name="P31">Criação de contrato</text:p>
        <text:p text:style-name="P24"><text:tab/>Sistema simplificado de cria<text:span text:style-name="T71">ç</text:span>ão de contrato apresenta um modelo padrão para as mais diversos <text:span text:style-name="T71">sub-</text:span>sistemas de criação, com o intuito de garantir e acelerar a criação <text:span text:style-name="T71">para </text:span><text:s/>participantes, <text:span text:style-name="T71">conta também com um sistema de criação compartilhada e assinatua digital, além de ser possível o impulsionamento ficando a cargo, do participante principal, armazenar, excluir, comercializar para terceiros ou aplicar a algum evento.</text:span></text:p>
        <text:p text:style-name="P17">Classificação de pessoas no sistema</text:p>
        <text:p text:style-name="P7"><text:tab/>O sistema conterá descrições para os timpos de a fim de esclarecimento do sistema, todos devem receber os mesmos acessos de produtos e serviços.</text:p>
        <text:p text:style-name="P7">São elas</text:p>
        <text:p text:style-name="P7">participante-estático (pe): convidado a exercer funções durante o evento, permanece esperando a promoção de <text:s/>pe para pd.</text:p>
        <text:p text:style-name="P7">paticipante-dinâmico(pd):desempenha funções durante o evento.</text:p>
        <text:p text:style-name="P7">Participante-principal<text:span text:style-name="T66">(pp)</text:span>: cria, organiza, e monitora o evento podendo desempenhar funções durante o evento.</text:p>
        <text:p text:style-name="P7">Cliente: é todo individuo dentro ou fora do sistema não relacionado com o evento que esteja presente.</text:p>
        <text:p text:style-name="P7">Fornecedor: podendo ser loja ou participante.</text:p>
        <text:p text:style-name="P6">Frete: servidor de fret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06:15:30.498919800</meta:creation-date>
    <dc:date>2017-02-19T08:00:38.354678290</dc:date>
    <meta:editing-duration>PT1H33M30S</meta:editing-duration>
    <meta:editing-cycles>24</meta:editing-cycles>
    <meta:generator>LibreOffice/5.1.4.2$Linux_X86_64 LibreOffice_project/10m0$Build-2</meta:generator>
    <meta:document-statistic meta:table-count="0" meta:image-count="0" meta:object-count="0" meta:page-count="1" meta:paragraph-count="39" meta:word-count="1755" meta:character-count="11527" meta:non-whitespace-character-count="9785"/>
  </office:meta>
</office:document-meta>
</file>